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15.921cm" fo:margin-left="-0.004cm" table:align="left"/>
    </style:style>
    <style:style style:name="Πίνακας1.A" style:family="table-column">
      <style:table-column-properties style:column-width="2.598cm"/>
    </style:style>
    <style:style style:name="Πίνακας1.B" style:family="table-column">
      <style:table-column-properties style:column-width="13.323cm"/>
    </style:style>
    <style:style style:name="Πίνακας1.A1" style:family="table-cell">
      <style:table-cell-properties style:vertical-align="middle" fo:padding="0.049cm" fo:border-left="0.25pt solid #000000" fo:border-right="none" fo:border-top="0.25pt solid #000000" fo:border-bottom="0.25pt solid #000000"/>
    </style:style>
    <style:style style:name="Πίνακας1.B1" style:family="table-cell">
      <style:table-cell-properties style:vertical-align="middle" fo:padding="0.049cm" fo:border="0.25pt solid #000000"/>
    </style:style>
    <style:style style:name="Πίνακας1.A2" style:family="table-cell">
      <style:table-cell-properties style:vertical-align="middle" fo:padding="0.049cm" fo:border-left="0.25pt solid #000000" fo:border-right="none" fo:border-top="none" fo:border-bottom="0.25pt solid #000000"/>
    </style:style>
    <style:style style:name="Πίνακας1.B2" style:family="table-cell">
      <style:table-cell-properties style:vertical-align="middle" fo:padding="0.049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officeooo:paragraph-rsid="001bb30e"/>
    </style:style>
    <style:style style:name="P2" style:family="paragraph" style:parent-style-name="Standard">
      <style:text-properties fo:color="#000000" style:font-name="Liberation Serif" fo:font-size="12pt" fo:language="el" fo:country="GR" fo:font-weight="normal" officeooo:rsid="00124b80" officeooo:paragraph-rsid="00124b80" style:font-size-asian="10.5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Liberation Serif" fo:font-size="12pt" fo:language="el" fo:country="GR" fo:font-weight="normal" officeooo:rsid="0013eb24" officeooo:paragraph-rsid="0013eb24" style:font-size-asian="10.5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Liberation Serif" fo:font-size="12pt" fo:language="el" fo:country="GR" fo:font-weight="normal" officeooo:rsid="001ec368" officeooo:paragraph-rsid="001ec368" style:font-size-asian="10.5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Liberation Serif" fo:font-size="12pt" fo:language="el" fo:country="GR" fo:font-weight="normal" officeooo:rsid="0028be17" officeooo:paragraph-rsid="002a873b" style:font-size-asian="10.5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Liberation Serif" fo:font-size="12pt" fo:language="el" fo:country="GR" fo:font-weight="normal" officeooo:rsid="0025465e" officeooo:paragraph-rsid="0025465e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Liberation Serif" fo:font-size="12pt" fo:language="el" fo:country="GR" fo:font-weight="bold" officeooo:rsid="001bb30e" officeooo:paragraph-rsid="001bb30e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000000" style:font-name="Liberation Serif" fo:font-size="12pt" fo:language="el" fo:country="GR" fo:font-weight="bold" officeooo:rsid="001fc67f" officeooo:paragraph-rsid="001fc67f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font-name="Liberation Serif" fo:font-size="12pt" fo:language="en" fo:country="US" fo:font-weight="normal" officeooo:rsid="001fc67f" officeooo:paragraph-rsid="001ec36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Liberation Serif" fo:font-size="12pt" fo:language="en" fo:country="US" fo:font-weight="normal" officeooo:rsid="0026c753" officeooo:paragraph-rsid="0025465e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Liberation Serif" fo:font-size="12pt" fo:language="en" fo:country="US" fo:font-weight="bold" officeooo:rsid="0020f935" officeooo:paragraph-rsid="0022b5c7" style:font-size-asian="10.5pt" style:font-weight-asian="bold" style:font-size-complex="12pt" style:font-weight-complex="bold"/>
    </style:style>
    <style:style style:name="P12" style:family="paragraph" style:parent-style-name="Standard">
      <style:text-properties fo:color="#000000" style:font-name="Liberation Serif" fo:font-size="12pt" fo:font-weight="bold" officeooo:rsid="001ec368" officeooo:paragraph-rsid="001ec368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00" style:font-name="Liberation Serif" officeooo:rsid="001bb30e" officeooo:paragraph-rsid="001bb30e"/>
    </style:style>
    <style:style style:name="P14" style:family="paragraph" style:parent-style-name="Standard">
      <style:text-properties style:font-name="Liberation Serif" officeooo:rsid="000a4cc3" officeooo:paragraph-rsid="000a4cc3"/>
    </style:style>
    <style:style style:name="P15" style:family="paragraph" style:parent-style-name="Standard">
      <style:text-properties style:font-name="Liberation Serif" fo:language="en" fo:country="US" officeooo:rsid="000a4cc3" officeooo:paragraph-rsid="000a4cc3"/>
    </style:style>
    <style:style style:name="P16" style:family="paragraph" style:parent-style-name="Standard">
      <style:text-properties style:font-name="Liberation Serif" officeooo:rsid="0015d5b3" officeooo:paragraph-rsid="0015d5b3"/>
    </style:style>
    <style:style style:name="P17" style:family="paragraph" style:parent-style-name="Standard">
      <style:text-properties fo:color="#0000ff" style:font-name="Liberation Serif" fo:font-size="12pt" fo:language="el" fo:country="GR" fo:font-weight="normal" officeooo:rsid="001bb30e" officeooo:paragraph-rsid="001bb30e" style:font-size-asian="10.5pt" style:font-weight-asian="normal" style:font-size-complex="12pt" style:font-weight-complex="normal"/>
    </style:style>
    <style:style style:name="P18" style:family="paragraph" style:parent-style-name="Standard">
      <style:text-properties officeooo:paragraph-rsid="00308674"/>
    </style:style>
    <style:style style:name="P19" style:family="paragraph" style:parent-style-name="Standard">
      <style:text-properties officeooo:paragraph-rsid="00311a1c"/>
    </style:style>
    <style:style style:name="P20" style:family="paragraph" style:parent-style-name="Text_20_body">
      <style:paragraph-properties>
        <style:tab-stops>
          <style:tab-stop style:position="2.223cm"/>
        </style:tab-stops>
      </style:paragraph-properties>
      <style:text-properties officeooo:paragraph-rsid="00311a1c"/>
    </style:style>
    <style:style style:name="P21" style:family="paragraph" style:parent-style-name="Table_20_Contents">
      <style:paragraph-properties>
        <style:tab-stops>
          <style:tab-stop style:position="0.168cm"/>
        </style:tab-stops>
      </style:paragraph-properties>
      <style:text-properties fo:color="#000000" style:font-name="Liberation Serif" fo:font-size="16pt" fo:font-weight="bold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>
        <style:tab-stops>
          <style:tab-stop style:position="0.168cm"/>
        </style:tab-stops>
      </style:paragraph-properties>
      <style:text-properties fo:color="#000000" style:font-name="Liberation Serif" fo:font-size="16pt" fo:font-style="italic" fo:font-weight="bold" style:font-size-asian="16pt" style:font-weight-asian="bold" style:font-size-complex="16pt" style:font-weight-complex="bold"/>
    </style:style>
    <style:style style:name="P23" style:family="paragraph" style:parent-style-name="Standard" style:list-style-name="L1">
      <style:text-properties officeooo:paragraph-rsid="000a7877"/>
    </style:style>
    <style:style style:name="P24" style:family="paragraph" style:parent-style-name="Standard" style:list-style-name="L1">
      <style:text-properties officeooo:paragraph-rsid="00124b80"/>
    </style:style>
    <style:style style:name="P25" style:family="paragraph" style:parent-style-name="Standard" style:list-style-name="L1">
      <style:text-properties style:font-name="Liberation Serif" fo:font-size="16pt" fo:font-weight="bold" officeooo:rsid="000a4cc3" officeooo:paragraph-rsid="000a4cc3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33fa40" officeooo:paragraph-rsid="0033fa40" style:font-size-asian="16pt" style:font-weight-asian="bold" style:font-size-complex="16pt" style:font-weight-complex="bold"/>
    </style:style>
    <style:style style:name="P27" style:family="paragraph" style:parent-style-name="Standard" style:list-style-name="L2">
      <style:text-properties style:font-name="Liberation Serif" fo:font-size="16pt" fo:font-weight="bold" officeooo:paragraph-rsid="00124b80" style:font-size-asian="14pt" style:font-weight-asian="bold" style:font-size-complex="16pt" style:font-weight-complex="bold"/>
    </style:style>
    <style:style style:name="P28" style:family="paragraph" style:parent-style-name="Standard" style:list-style-name="L3">
      <style:text-properties style:font-name="Liberation Serif" officeooo:rsid="0015d5b3" officeooo:paragraph-rsid="0015d5b3"/>
    </style:style>
    <style:style style:name="P29" style:family="paragraph" style:parent-style-name="Standard" style:list-style-name="L1">
      <style:text-properties fo:color="#000000" style:font-name="Liberation Serif" fo:font-size="16pt" fo:language="el" fo:country="GR" fo:font-weight="bold" officeooo:rsid="000d019e" officeooo:paragraph-rsid="000a7877" style:font-size-asian="14pt" style:font-weight-asian="bold" style:font-size-complex="16pt" style:font-weight-complex="bold"/>
    </style:style>
    <style:style style:name="P30" style:family="paragraph" style:parent-style-name="Standard" style:list-style-name="L1">
      <style:text-properties fo:color="#000000" style:font-name="Liberation Serif" fo:font-size="16pt" fo:font-weight="bold" officeooo:paragraph-rsid="000a7877" style:font-size-asian="14pt" style:font-weight-asian="bold" style:font-size-complex="16pt" style:font-weight-complex="bold"/>
    </style:style>
    <style:style style:name="P31" style:family="paragraph" style:parent-style-name="Standard" style:list-style-name="L3">
      <style:text-properties fo:color="#000000" style:font-name="Liberation Serif" fo:font-size="12pt" fo:language="el" fo:country="GR" fo:font-weight="normal" officeooo:rsid="0015d5b3" officeooo:paragraph-rsid="0015d5b3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color="#000000" style:font-name="Liberation Serif" fo:font-size="12pt" fo:language="el" fo:country="GR" fo:font-weight="normal" officeooo:rsid="00308674" officeooo:paragraph-rsid="00308674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color="#000000" style:font-name="Liberation Serif" fo:font-size="12pt" fo:language="el" fo:country="GR" fo:font-weight="normal" officeooo:rsid="002fdec9" officeooo:paragraph-rsid="0025465e" style:font-size-asian="10.5pt" style:font-weight-asian="normal" style:font-size-complex="12pt" style:font-weight-complex="normal"/>
    </style:style>
    <style:style style:name="P34" style:family="paragraph" style:parent-style-name="Standard" style:list-style-name="L4">
      <style:text-properties fo:color="#000000" style:font-name="Liberation Serif" fo:font-size="12pt" fo:language="el" fo:country="GR" fo:font-weight="bold" officeooo:rsid="001bb30e" officeooo:paragraph-rsid="002095b3" style:font-size-asian="12pt" style:font-weight-asian="bold" style:font-size-complex="12pt" style:font-weight-complex="bold"/>
    </style:style>
    <style:style style:name="P35" style:family="paragraph" style:parent-style-name="Standard" style:list-style-name="L4">
      <style:text-properties fo:color="#000000" style:font-name="Liberation Serif" fo:font-size="12pt" fo:language="el" fo:country="GR" fo:font-weight="bold" officeooo:rsid="001fc67f" officeooo:paragraph-rsid="00308674" style:font-size-asian="12pt" style:font-weight-asian="bold" style:font-size-complex="12pt" style:font-weight-complex="bold"/>
    </style:style>
    <style:style style:name="P36" style:family="paragraph" style:parent-style-name="Standard" style:list-style-name="L3">
      <style:text-properties fo:color="#000000" style:font-name="Liberation Serif" fo:font-size="12pt" fo:language="en" fo:country="US" fo:font-weight="normal" officeooo:rsid="0015d5b3" officeooo:paragraph-rsid="0015d5b3" style:font-size-asian="10.5pt" style:font-weight-asian="normal" style:font-size-complex="12pt" style:font-weight-complex="normal"/>
    </style:style>
    <style:style style:name="P37" style:family="paragraph" style:parent-style-name="Standard" style:list-style-name="L4">
      <style:text-properties fo:color="#000000" style:font-name="Liberation Serif" fo:font-size="12pt" fo:font-weight="bold" officeooo:rsid="001bb30e" officeooo:paragraph-rsid="001c716b" style:font-size-asian="12pt" style:font-weight-asian="bold" style:font-size-complex="12pt" style:font-weight-complex="bold"/>
    </style:style>
    <style:style style:name="P38" style:family="paragraph" style:parent-style-name="Standard" style:list-style-name="L4">
      <style:text-properties fo:color="#000000" style:font-name="Liberation Serif" fo:font-size="12pt" fo:font-weight="bold" officeooo:rsid="001bb30e" officeooo:paragraph-rsid="001fc67f" style:font-size-asian="12pt" style:font-weight-asian="bold" style:font-size-complex="12pt" style:font-weight-complex="bold"/>
    </style:style>
    <style:style style:name="P39" style:family="paragraph" style:parent-style-name="Standard" style:list-style-name="L4">
      <style:text-properties fo:color="#000000" style:font-name="Liberation Serif" fo:font-size="12pt" fo:font-weight="bold" officeooo:rsid="001bb30e" officeooo:paragraph-rsid="002095b3" style:font-size-asian="12pt" style:font-weight-asian="bold" style:font-size-complex="12pt" style:font-weight-complex="bold"/>
    </style:style>
    <style:style style:name="P40" style:family="paragraph" style:parent-style-name="Standard" style:list-style-name="L2">
      <style:text-properties officeooo:paragraph-rsid="0013eb24"/>
    </style:style>
    <style:style style:name="P41" style:family="paragraph" style:parent-style-name="Text_20_body" style:list-style-name="L5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bold" officeooo:rsid="00147f83" officeooo:paragraph-rsid="00311a1c" style:font-size-asian="12pt" style:font-weight-asian="bold" style:font-size-complex="12pt" style:font-weight-complex="bold"/>
    </style:style>
    <style:style style:name="P42" style:family="paragraph" style:parent-style-name="Text_20_body" style:list-style-name="L5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paragraph-rsid="00311a1c" style:font-size-asian="12pt" style:font-weight-asian="bold" style:font-size-complex="12pt" style:font-weight-complex="bold"/>
    </style:style>
    <style:style style:name="P43" style:family="paragraph" style:parent-style-name="Text_20_body" style:list-style-name="L5">
      <style:paragraph-properties>
        <style:tab-stops>
          <style:tab-stop style:position="2.223cm"/>
        </style:tab-stops>
      </style:paragraph-properties>
      <style:text-properties fo:color="#000000" style:font-name="Liberation Serif" fo:font-size="12pt" fo:language="el" fo:country="GR" fo:font-weight="bold" officeooo:rsid="0025465e" officeooo:paragraph-rsid="00311a1c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a7877"/>
    </style:style>
    <style:style style:name="T3" style:family="text">
      <style:text-properties fo:language="en" fo:country="US" fo:font-weight="bold" style:font-size-asian="10.5pt" style:font-weight-asian="bold" style:font-weight-complex="bold"/>
    </style:style>
    <style:style style:name="T4" style:family="text">
      <style:text-properties fo:language="en" fo:country="US" fo:font-weight="normal" officeooo:rsid="001c716b" style:font-size-asian="10.5pt" style:font-weight-asian="normal" style:font-weight-complex="normal"/>
    </style:style>
    <style:style style:name="T5" style:family="text">
      <style:text-properties fo:language="en" fo:country="US" fo:font-weight="normal" officeooo:rsid="001d7316" style:font-size-asian="10.5pt" style:font-weight-asian="normal" style:font-weight-complex="normal"/>
    </style:style>
    <style:style style:name="T6" style:family="text">
      <style:text-properties fo:language="en" fo:country="US" fo:font-weight="normal" officeooo:rsid="001fc67f" style:font-size-asian="10.5pt" style:font-weight-asian="normal" style:font-weight-complex="normal"/>
    </style:style>
    <style:style style:name="T7" style:family="text">
      <style:text-properties fo:language="en" fo:country="US" fo:font-weight="normal" officeooo:rsid="0020f935" style:font-size-asian="10.5pt" style:font-weight-asian="normal" style:font-weight-complex="normal"/>
    </style:style>
    <style:style style:name="T8" style:family="text">
      <style:text-properties fo:language="en" fo:country="US" fo:font-weight="normal" officeooo:rsid="0022b5c7" style:font-size-asian="10.5pt" style:font-weight-asian="normal" style:font-weight-complex="normal"/>
    </style:style>
    <style:style style:name="T9" style:family="text">
      <style:text-properties fo:language="en" fo:country="US" officeooo:rsid="00108427"/>
    </style:style>
    <style:style style:name="T10" style:family="text">
      <style:text-properties fo:language="en" fo:country="US" style:font-size-asian="10.5pt"/>
    </style:style>
    <style:style style:name="T11" style:family="text">
      <style:text-properties fo:language="en" fo:country="US" officeooo:rsid="001d7316" style:font-size-asian="10.5pt"/>
    </style:style>
    <style:style style:name="T12" style:family="text">
      <style:text-properties fo:language="en" fo:country="US" officeooo:rsid="001fc67f" style:font-size-asian="10.5pt"/>
    </style:style>
    <style:style style:name="T13" style:family="text">
      <style:text-properties fo:language="en" fo:country="US" officeooo:rsid="0020f935" style:font-size-asian="10.5pt"/>
    </style:style>
    <style:style style:name="T14" style:family="text">
      <style:text-properties fo:language="el" fo:country="GR"/>
    </style:style>
    <style:style style:name="T15" style:family="text">
      <style:text-properties fo:language="el" fo:country="GR" officeooo:rsid="000a7877"/>
    </style:style>
    <style:style style:name="T16" style:family="text">
      <style:text-properties fo:language="el" fo:country="GR" fo:font-weight="normal" style:font-size-asian="10.5pt" style:font-weight-asian="normal" style:font-weight-complex="normal"/>
    </style:style>
    <style:style style:name="T17" style:family="text">
      <style:text-properties fo:language="el" fo:country="GR" fo:font-weight="normal" officeooo:rsid="001c716b" style:font-size-asian="10.5pt" style:font-weight-asian="normal" style:font-weight-complex="normal"/>
    </style:style>
    <style:style style:name="T18" style:family="text">
      <style:text-properties fo:language="el" fo:country="GR" fo:font-weight="normal" officeooo:rsid="001d7316" style:font-size-asian="10.5pt" style:font-weight-asian="normal" style:font-weight-complex="normal"/>
    </style:style>
    <style:style style:name="T19" style:family="text">
      <style:text-properties fo:language="el" fo:country="GR" fo:font-weight="normal" officeooo:rsid="001ec368" style:font-size-asian="10.5pt" style:font-weight-asian="normal" style:font-weight-complex="normal"/>
    </style:style>
    <style:style style:name="T20" style:family="text">
      <style:text-properties fo:language="el" fo:country="GR" officeooo:rsid="000d019e"/>
    </style:style>
    <style:style style:name="T21" style:family="text">
      <style:text-properties fo:language="el" fo:country="GR" style:font-size-asian="10.5pt"/>
    </style:style>
    <style:style style:name="T22" style:family="text">
      <style:text-properties fo:language="el" fo:country="GR" officeooo:rsid="001c716b" style:font-size-asian="10.5pt"/>
    </style:style>
    <style:style style:name="T23" style:family="text">
      <style:text-properties fo:language="el" fo:country="GR" officeooo:rsid="001d7316" style:font-size-asian="10.5pt"/>
    </style:style>
    <style:style style:name="T24" style:family="text">
      <style:text-properties fo:font-weight="bold" style:font-size-asian="10.5pt" style:font-weight-asian="bold" style:font-weight-complex="bold"/>
    </style:style>
    <style:style style:name="T25" style:family="text">
      <style:text-properties fo:font-weight="normal" style:font-size-asian="10.5pt" style:font-weight-asian="normal" style:font-weight-complex="normal"/>
    </style:style>
    <style:style style:name="T26" style:family="text">
      <style:text-properties fo:font-weight="normal" officeooo:rsid="001d7316" style:font-size-asian="10.5pt" style:font-weight-asian="normal" style:font-weight-complex="normal"/>
    </style:style>
    <style:style style:name="T27" style:family="text">
      <style:text-properties fo:font-weight="normal" officeooo:rsid="002095b3" style:font-size-asian="10.5pt" style:font-weight-asian="normal" style:font-weight-complex="normal"/>
    </style:style>
    <style:style style:name="T28" style:family="text">
      <style:text-properties fo:font-weight="normal" officeooo:rsid="0020f935" style:font-size-asian="10.5pt" style:font-weight-asian="normal" style:font-weight-complex="normal"/>
    </style:style>
    <style:style style:name="T29" style:family="text">
      <style:text-properties fo:font-weight="normal" officeooo:rsid="0022b5c7" style:font-size-asian="10.5pt" style:font-weight-asian="normal" style:font-weight-complex="normal"/>
    </style:style>
    <style:style style:name="T30" style:family="text">
      <style:text-properties fo:font-size="12pt" fo:language="el" fo:country="GR" fo:font-weight="normal" style:font-size-asian="10.5pt" style:font-weight-asian="normal" style:font-size-complex="12pt" style:font-weight-complex="normal"/>
    </style:style>
    <style:style style:name="T31" style:family="text">
      <style:text-properties fo:font-size="12pt" fo:language="el" fo:country="GR" fo:font-weight="bold" style:font-size-asian="10.5pt" style:font-weight-asian="bold" style:font-size-complex="12pt" style:font-weight-complex="bold"/>
    </style:style>
    <style:style style:name="T32" style:family="text">
      <style:text-properties fo:color="#000000" fo:font-size="12pt" fo:language="el" fo:country="GR" fo:font-weight="normal" style:font-size-asian="10.5pt" style:font-weight-asian="normal" style:font-size-complex="12pt" style:font-weight-complex="normal"/>
    </style:style>
    <style:style style:name="T33" style:family="text">
      <style:text-properties fo:color="#000000" fo:font-size="12pt" fo:language="el" fo:country="GR" fo:font-weight="normal" officeooo:rsid="0013eb24" style:font-size-asian="10.5pt" style:font-weight-asian="normal" style:font-size-complex="12pt" style:font-weight-complex="normal"/>
    </style:style>
    <style:style style:name="T34" style:family="text">
      <style:text-properties fo:color="#000000" fo:font-size="12pt" fo:language="el" fo:country="GR" fo:font-weight="normal" officeooo:rsid="0017993c" style:font-size-asian="10.5pt" style:font-weight-asian="normal" style:font-size-complex="12pt" style:font-weight-complex="normal"/>
    </style:style>
    <style:style style:name="T35" style:family="text">
      <style:text-properties fo:color="#000000" fo:font-size="12pt" fo:language="el" fo:country="GR" fo:font-weight="normal" officeooo:rsid="0018911f" style:font-size-asian="10.5pt" style:font-weight-asian="normal" style:font-size-complex="12pt" style:font-weight-complex="normal"/>
    </style:style>
    <style:style style:name="T36" style:family="text">
      <style:text-properties fo:color="#000000" fo:font-size="12pt" fo:language="el" fo:country="GR" fo:font-weight="normal" officeooo:rsid="0018ae10" style:font-size-asian="10.5pt" style:font-weight-asian="normal" style:font-size-complex="12pt" style:font-weight-complex="normal"/>
    </style:style>
    <style:style style:name="T37" style:family="text">
      <style:text-properties fo:color="#000000" fo:font-size="12pt" fo:language="en" fo:country="US" fo:font-weight="bold" style:font-size-asian="10.5pt" style:font-weight-asian="bold" style:font-size-complex="12pt" style:font-weight-complex="bold"/>
    </style:style>
    <style:style style:name="T38" style:family="text">
      <style:text-properties fo:color="#000000" fo:font-size="12pt" fo:language="en" fo:country="US" fo:font-weight="bold" officeooo:rsid="0018911f" style:font-size-asian="10.5pt" style:font-weight-asian="bold" style:font-size-complex="12pt" style:font-weight-complex="bold"/>
    </style:style>
    <style:style style:name="T39" style:family="text">
      <style:text-properties fo:color="#000000" fo:font-size="12pt" fo:language="en" fo:country="US" fo:font-weight="bold" officeooo:rsid="0018ae10" style:font-size-asian="10.5pt" style:font-weight-asian="bold" style:font-size-complex="12pt" style:font-weight-complex="bold"/>
    </style:style>
    <style:style style:name="T40" style:family="text">
      <style:text-properties fo:color="#000000" fo:font-size="12pt" fo:language="en" fo:country="US" fo:font-weight="normal" style:font-size-asian="10.5pt" style:font-weight-asian="normal" style:font-size-complex="12pt" style:font-weight-complex="normal"/>
    </style:style>
    <style:style style:name="T41" style:family="text">
      <style:text-properties fo:color="#000000" fo:language="el" fo:country="GR" officeooo:rsid="00124b80"/>
    </style:style>
    <style:style style:name="T42" style:family="text">
      <style:text-properties fo:color="#000000" fo:language="en" fo:country="US" officeooo:rsid="0013eb24"/>
    </style:style>
    <style:style style:name="T43" style:family="text">
      <style:text-properties fo:color="#000000" style:font-name="Liberation Serif" fo:font-size="12pt" fo:language="el" fo:country="GR" fo:font-weight="normal" officeooo:rsid="00108427" style:font-size-asian="10.5pt" style:font-weight-asian="normal" style:font-size-complex="12pt" style:font-weight-complex="normal"/>
    </style:style>
    <style:style style:name="T44" style:family="text">
      <style:text-properties fo:color="#000000" style:font-name="Liberation Serif" fo:font-size="12pt" fo:language="el" fo:country="GR" fo:font-weight="normal" officeooo:rsid="00124b80" style:font-size-asian="10.5pt" style:font-weight-asian="normal" style:font-size-complex="12pt" style:font-weight-complex="normal"/>
    </style:style>
    <style:style style:name="T45" style:family="text">
      <style:text-properties fo:color="#000000" style:font-name="Liberation Serif" fo:font-size="12pt" fo:language="el" fo:country="GR" fo:font-weight="normal" officeooo:rsid="0013eb24" style:font-size-asian="10.5pt" style:font-weight-asian="normal" style:font-size-complex="12pt" style:font-weight-complex="normal"/>
    </style:style>
    <style:style style:name="T46" style:family="text">
      <style:text-properties fo:color="#000000" style:font-name="Liberation Serif" fo:font-size="12pt" fo:language="el" fo:country="GR" fo:font-weight="normal" officeooo:rsid="0019eeb9" style:font-size-asian="10.5pt" style:font-weight-asian="normal" style:font-size-complex="12pt" style:font-weight-complex="normal"/>
    </style:style>
    <style:style style:name="T47" style:family="text">
      <style:text-properties fo:color="#000000" style:font-name="Liberation Serif" fo:font-size="12pt" fo:language="el" fo:country="GR" fo:font-weight="normal" officeooo:rsid="001ad9c0" style:font-size-asian="10.5pt" style:font-weight-asian="normal" style:font-size-complex="12pt" style:font-weight-complex="normal"/>
    </style:style>
    <style:style style:name="T48" style:family="text">
      <style:text-properties fo:color="#000000" style:font-name="Liberation Serif" fo:font-size="12pt" fo:language="el" fo:country="GR" fo:font-weight="normal" officeooo:rsid="00308674" style:font-size-asian="10.5pt" style:font-weight-asian="normal" style:font-size-complex="12pt" style:font-weight-complex="normal"/>
    </style:style>
    <style:style style:name="T49" style:family="text">
      <style:text-properties fo:color="#000000" style:font-name="Liberation Serif" fo:font-size="12pt" fo:language="el" fo:country="GR" fo:font-weight="bold" officeooo:rsid="0013eb24" style:font-size-asian="10.5pt" style:font-weight-asian="bold" style:font-size-complex="12pt" style:font-weight-complex="bold"/>
    </style:style>
    <style:style style:name="T50" style:family="text">
      <style:text-properties fo:color="#000000" style:font-name="Liberation Serif" fo:font-size="12pt" fo:language="el" fo:country="GR" fo:font-weight="bold" officeooo:rsid="0019eeb9" style:font-size-asian="10.5pt" style:font-weight-asian="bold" style:font-size-complex="12pt" style:font-weight-complex="bold"/>
    </style:style>
    <style:style style:name="T51" style:family="text">
      <style:text-properties fo:color="#000000" style:font-name="Liberation Serif" fo:font-size="12pt" fo:language="en" fo:country="US" fo:font-weight="bold" officeooo:rsid="00108427" style:font-size-asian="10.5pt" style:font-weight-asian="bold" style:font-size-complex="12pt" style:font-weight-complex="bold"/>
    </style:style>
    <style:style style:name="T52" style:family="text">
      <style:text-properties fo:color="#000000" style:font-name="Liberation Serif" fo:font-size="12pt" fo:language="en" fo:country="US" fo:font-weight="bold" officeooo:rsid="0013eb24" style:font-size-asian="10.5pt" style:font-weight-asian="bold" style:font-size-complex="12pt" style:font-weight-complex="bold"/>
    </style:style>
    <style:style style:name="T53" style:family="text">
      <style:text-properties fo:color="#000000" style:font-name="Liberation Serif" fo:font-size="12pt" fo:language="en" fo:country="US" fo:font-weight="bold" officeooo:rsid="0019eeb9" style:font-size-asian="10.5pt" style:font-weight-asian="bold" style:font-size-complex="12pt" style:font-weight-complex="bold"/>
    </style:style>
    <style:style style:name="T54" style:family="text">
      <style:text-properties fo:color="#000000" style:font-name="Liberation Serif" fo:font-size="12pt" fo:language="en" fo:country="US" fo:font-weight="bold" officeooo:rsid="00308674" style:font-size-asian="10.5pt" style:font-weight-asian="bold" style:font-size-complex="12pt" style:font-weight-complex="bold"/>
    </style:style>
    <style:style style:name="T55" style:family="text">
      <style:text-properties fo:color="#000000" style:font-name="Liberation Serif" fo:font-size="12pt" fo:language="en" fo:country="US" fo:font-weight="bold" officeooo:rsid="0025465e" style:font-size-asian="10.5pt" style:font-weight-asian="bold" style:font-size-complex="12pt" style:font-weight-complex="bold"/>
    </style:style>
    <style:style style:name="T56" style:family="text">
      <style:text-properties fo:color="#000000" style:font-name="Liberation Serif" fo:font-size="12pt" fo:language="en" fo:country="US" fo:font-weight="normal" officeooo:rsid="00108427" style:font-size-asian="10.5pt" style:font-weight-asian="normal" style:font-size-complex="12pt" style:font-weight-complex="normal"/>
    </style:style>
    <style:style style:name="T57" style:family="text">
      <style:text-properties fo:color="#000000" style:font-name="Liberation Serif" fo:font-size="12pt" fo:language="en" fo:country="US" fo:font-weight="normal" officeooo:rsid="0013eb24" style:font-size-asian="10.5pt" style:font-weight-asian="normal" style:font-size-complex="12pt" style:font-weight-complex="normal"/>
    </style:style>
    <style:style style:name="T58" style:family="text">
      <style:text-properties fo:color="#000000" style:font-name="Liberation Serif" fo:font-size="12pt" fo:language="en" fo:country="US" fo:font-weight="normal" officeooo:rsid="00308674" style:font-size-asian="10.5pt" style:font-weight-asian="normal" style:font-size-complex="12pt" style:font-weight-complex="normal"/>
    </style:style>
    <style:style style:name="T59" style:family="text">
      <style:text-properties fo:color="#0000ff" style:font-name="Liberation Serif" fo:font-size="12pt" fo:language="el" fo:country="GR" fo:font-weight="normal" officeooo:rsid="000d019e" style:font-size-asian="10.5pt" style:font-weight-asian="normal" style:font-size-complex="12pt" style:font-weight-complex="normal"/>
    </style:style>
    <style:style style:name="T60" style:family="text">
      <style:text-properties fo:color="#0000ff" style:font-name="Liberation Serif" fo:font-size="12pt" fo:language="el" fo:country="GR" fo:font-weight="normal" officeooo:rsid="00124b80" style:font-size-asian="10.5pt" style:font-weight-asian="normal" style:font-size-complex="12pt" style:font-weight-complex="normal"/>
    </style:style>
    <style:style style:name="T61" style:family="text">
      <style:text-properties fo:color="#0000ff" style:font-name="Liberation Serif" fo:font-size="12pt" fo:language="el" fo:country="GR" fo:font-weight="normal" officeooo:rsid="001bb30e" style:font-size-asian="10.5pt" style:font-weight-asian="normal" style:font-size-complex="12pt" style:font-weight-complex="normal"/>
    </style:style>
    <style:style style:name="T62" style:family="text">
      <style:text-properties fo:color="#0000ff" style:font-name="Liberation Serif" fo:font-size="10pt" fo:language="el" fo:country="GR" fo:font-weight="normal" officeooo:rsid="0013eb24" style:font-size-asian="10pt" style:font-weight-asian="normal" style:font-size-complex="10pt" style:font-weight-complex="normal"/>
    </style:style>
    <style:style style:name="T63" style:family="text">
      <style:text-properties fo:font-style="italic"/>
    </style:style>
    <style:style style:name="T64" style:family="text">
      <style:text-properties style:font-size-asian="10.5pt"/>
    </style:style>
    <style:style style:name="T65" style:family="text">
      <style:text-properties officeooo:rsid="0020f935" style:font-size-asian="10.5pt"/>
    </style:style>
    <style:style style:name="T66" style:family="text">
      <style:text-properties officeooo:rsid="002fdec9" style:font-size-asian="10.5pt"/>
    </style:style>
    <style:style style:name="T67" style:family="text">
      <style:text-properties style:font-name="Liberation Serif"/>
    </style:style>
    <style:style style:name="T68" style:family="text">
      <style:text-properties style:font-name="Liberation Serif" fo:font-size="12pt" fo:language="el" fo:country="GR" fo:font-weight="normal" officeooo:rsid="000a7877" style:font-size-asian="10.5pt" style:font-weight-asian="normal" style:font-size-complex="12pt" style:font-weight-complex="normal"/>
    </style:style>
    <style:style style:name="T69" style:family="text">
      <style:text-properties style:font-name="Liberation Serif" fo:font-size="12pt" fo:language="el" fo:country="GR" fo:font-weight="normal" officeooo:rsid="000b6096" style:font-size-asian="10.5pt" style:font-weight-asian="normal" style:font-size-complex="12pt" style:font-weight-complex="normal"/>
    </style:style>
    <style:style style:name="T70" style:family="text">
      <style:text-properties style:font-name="Liberation Serif" fo:font-size="12pt" fo:language="el" fo:country="GR" fo:font-weight="normal" officeooo:rsid="000cc7ac" style:font-size-asian="10.5pt" style:font-weight-asian="normal" style:font-size-complex="12pt" style:font-weight-complex="normal"/>
    </style:style>
    <style:style style:name="T71" style:family="text">
      <style:text-properties style:font-name="Liberation Serif" fo:font-size="12pt" fo:language="el" fo:country="GR" fo:font-weight="normal" officeooo:rsid="000d019e" style:font-size-asian="10.5pt" style:font-weight-asian="normal" style:font-size-complex="12pt" style:font-weight-complex="normal"/>
    </style:style>
    <style:style style:name="T72" style:family="text">
      <style:text-properties style:font-name="Liberation Serif" fo:font-size="12pt" fo:language="en" fo:country="US" fo:font-weight="bold" officeooo:rsid="000b6096" style:font-size-asian="10.5pt" style:font-weight-asian="bold" style:font-size-complex="12pt" style:font-weight-complex="bold"/>
    </style:style>
    <style:style style:name="T73" style:family="text">
      <style:text-properties style:font-name="Liberation Serif" fo:font-size="12pt" fo:language="en" fo:country="US" fo:font-weight="bold" officeooo:rsid="000cc7ac" style:font-size-asian="10.5pt" style:font-weight-asian="bold" style:font-size-complex="12pt" style:font-weight-complex="bold"/>
    </style:style>
    <style:style style:name="T74" style:family="text">
      <style:text-properties style:font-name="Liberation Serif" fo:font-size="12pt" fo:language="en" fo:country="US" fo:font-weight="bold" officeooo:rsid="000d019e" style:font-size-asian="10.5pt" style:font-weight-asian="bold" style:font-size-complex="12pt" style:font-weight-complex="bold"/>
    </style:style>
    <style:style style:name="T75" style:family="text">
      <style:text-properties style:font-name="Liberation Serif" fo:font-size="12pt" fo:language="en" fo:country="US" fo:font-weight="normal" officeooo:rsid="000b6096" style:font-size-asian="10.5pt" style:font-weight-asian="normal" style:font-size-complex="12pt" style:font-weight-complex="normal"/>
    </style:style>
    <style:style style:name="T76" style:family="text">
      <style:text-properties style:font-name="Liberation Serif" fo:font-size="12pt" fo:language="en" fo:country="US" fo:font-weight="normal" officeooo:rsid="000cc7ac" style:font-size-asian="10.5pt" style:font-weight-asian="normal" style:font-size-complex="12pt" style:font-weight-complex="normal"/>
    </style:style>
    <style:style style:name="T77" style:family="text">
      <style:text-properties style:font-name="Liberation Serif" fo:font-size="12pt" fo:language="en" fo:country="US" fo:font-weight="normal" officeooo:rsid="000d019e" style:font-size-asian="10.5pt" style:font-weight-asian="normal" style:font-size-complex="12pt" style:font-weight-complex="normal"/>
    </style:style>
    <style:style style:name="T78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92cd7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162a3b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192cd7" style:font-size-asian="12pt" style:font-weight-asian="normal" style:font-size-complex="12pt" style:font-weight-complex="normal"/>
    </style:style>
    <style:style style:name="T81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311a1c" style:font-size-asian="12pt" style:font-weight-asian="normal" style:font-size-complex="12pt" style:font-weight-complex="normal"/>
    </style:style>
    <style:style style:name="T82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326351" style:font-size-asian="12pt" style:font-weight-asian="normal" style:font-size-complex="12pt" style:font-weight-complex="normal"/>
    </style:style>
    <style:style style:name="T83" style:family="text">
      <style:text-properties fo:font-variant="normal" fo:text-transform="none" fo:color="#000000" style:font-name="Liberation Serif" fo:font-size="12pt" fo:letter-spacing="normal" fo:language="el" fo:country="GR" fo:font-style="normal" style:text-underline-style="solid" style:text-underline-width="auto" style:text-underline-color="font-color" fo:font-weight="bold" officeooo:rsid="00192cd7" style:font-size-asian="12pt" style:font-weight-asian="bold" style:font-size-complex="12pt" style:font-weight-complex="bold"/>
    </style:style>
    <style:style style:name="T84" style:family="text">
      <style:text-properties fo:font-variant="normal" fo:text-transform="none" fo:color="#000000" style:font-name="Liberation Serif" fo:font-size="12pt" fo:letter-spacing="normal" fo:language="el" fo:country="GR" fo:font-style="normal" fo:font-weight="bold" officeooo:rsid="00192cd7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style:font-name="Liberation Serif" fo:letter-spacing="normal" fo:font-style="normal" officeooo:rsid="002fdec9"/>
    </style:style>
    <style:style style:name="T86" style:family="text">
      <style:text-properties fo:font-variant="normal" fo:text-transform="none" style:font-name="Liberation Serif" fo:letter-spacing="normal" fo:language="en" fo:country="US" fo:font-style="normal" officeooo:rsid="00162a3b"/>
    </style:style>
    <style:style style:name="T87" style:family="text">
      <style:text-properties fo:font-variant="normal" fo:text-transform="none" fo:color="#0000cc" style:font-name="Liberation Serif" fo:font-size="12pt" fo:letter-spacing="normal" fo:language="el" fo:country="GR" fo:font-style="normal" fo:font-weight="normal" officeooo:rsid="00326351" style:font-size-asian="12pt" style:font-weight-asian="normal" style:font-size-complex="12pt" style:font-weight-complex="normal"/>
    </style:style>
    <style:style style:name="T88" style:family="text">
      <style:text-properties fo:color="#0000cc" style:font-name="Liberation Serif" fo:font-size="12pt" fo:language="el" fo:country="GR" fo:font-weight="normal" officeooo:rsid="00308674" style:font-size-asian="10.5pt" style:font-weight-asian="normal" style:font-size-complex="12pt" style:font-weight-complex="normal"/>
    </style:style>
    <style:style style:name="T89" style:family="text">
      <style:text-properties fo:color="#0000cc" style:font-name="Liberation Serif" fo:font-size="12pt" fo:language="el" fo:country="GR" fo:font-weight="normal" officeooo:rsid="00311a1c" style:font-size-asian="10.5pt" style:font-weight-asian="normal" style:font-size-complex="12pt" style:font-weight-complex="normal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Φόρμα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6">Επεξεργασία των αρχείων</text:p>
      <text:p text:style-name="P14"/>
      <text:p text:style-name="P14">Στη διάθεση μας έχουμε 22 χρωμοσώματα, όπου κάθε χρωμόσωμα εχει ένα αρχειο .<text:span text:style-name="T1">bed, .fam </text:span><text:span text:style-name="T14">και .</text:span><text:span text:style-name="T1">bim</text:span></text:p>
      <text:p text:style-name="P15"/>
      <text:list xml:id="list3681392655903181053" text:style-name="L1">
        <text:list-item>
          <text:p text:style-name="P25"><text:span text:style-name="T1">.</text:span><text:span text:style-name="T2">bim</text:span><text:span text:style-name="T15">:</text:span><text:span text:style-name="T2"> </text:span></text:p>
          <text:p text:style-name="P23"><text:span text:style-name="T68">Το αρχείο αυτό περιέχει 6 στήλες. Η πρώτη στηλή περιέχει τον αριθμό του χρωμοσώματος στο οποίο αναφέρεται το αρχείο. </text:span><text:span text:style-name="T69">Η δεύτερη στήλη περιέχει το κώδικο του <text:s/></text:span><text:span text:style-name="T72">snp </text:span><text:span text:style-name="T75">, </text:span><text:span text:style-name="T69">η τρίτη στήλη περιέχει τη θέση του </text:span><text:span text:style-name="T76">snp , </text:span><text:span text:style-name="T70">η τέταρτη στηλη περιέχει το </text:span><text:span text:style-name="T73">base-pair </text:span><text:span text:style-name="T76">, </text:span><text:span text:style-name="T71">η πέμπτη στήλη περιέχει το </text:span><text:span text:style-name="T74">Allele1 </text:span><text:span text:style-name="T71">που ειναι συνήθως η μειονότητα</text:span><text:span text:style-name="T77"> </text:span><text:span text:style-name="T71">και η έκτη στήλη περιέχει το </text:span><text:span text:style-name="T74">Allele2</text:span><text:span text:style-name="T77"> </text:span><text:span text:style-name="T71">που είναι η πλειοψηφία. Περισσότερα μπορείτε να βρείτε στην σελίδα: </text:span><text:a xlink:type="simple" xlink:href="https://www.cog-genomics.org/plink2/formats#bim" text:style-name="Internet_20_link" text:visited-style-name="Visited_20_Internet_20_Link"><text:span text:style-name="T59">https://www.cog-genomics.org/plink2/formats#bim</text:span></text:a></text:p>
          <text:p text:style-name="P29"/>
        </text:list-item>
        <text:list-item>
          <text:p text:style-name="P30"><text:span text:style-name="T20">.</text:span><text:span text:style-name="T9">fam:</text:span></text:p>
          <text:p text:style-name="P24"><text:span text:style-name="T43">Το αρχείο αυτό περιέχει 6 στήλες. Η πρώτη στήλη έχει το </text:span><text:span text:style-name="T51">Family ID , </text:span><text:span text:style-name="T43">η δεύτερη στήλη περιέχει το </text:span><text:span text:style-name="T51">ID </text:span><text:span text:style-name="T43">του ασθενούς (στην περίπτωση μας επειδή όλοι οι ασθενείς δεν ανήκουν στη ίδια οικογένεια το </text:span><text:span text:style-name="T51">Family ID </text:span><text:span text:style-name="T43">είναι ίδιο με το </text:span><text:span text:style-name="T51">IID</text:span><text:span text:style-name="T56">). </text:span><text:span text:style-name="T43">Η τρίτη στήλη το </text:span><text:span text:style-name="T56">id </text:span><text:span text:style-name="T43">του πατέρα και η τέταρτη στήλη το </text:span><text:span text:style-name="T56">id </text:span><text:span text:style-name="T43">της μητέρας. Η πέμπτη στήλη </text:span><text:span text:style-name="T44">μας δίνει την πληροφορία για το φύλλο του ασθενή και η έκτη στήλη έχει πληροφορία για τον φενότυπο( στη δικιά μας περίπτωση πληροφορία για τον φενότυπο αντλούμε από άλλο αρχείο που θα δούμε παρακατάτω) Περισσότερα μπορείτε να βρείτε στην σελίδα </text:span><text:a xlink:type="simple" xlink:href="https://www.cog-genomics.org/plink2/formats#fam" text:style-name="Internet_20_link" text:visited-style-name="Visited_20_Internet_20_Link"><text:span text:style-name="T60">https://www.cog-genomics.org/plink2/formats#fam</text:span></text:a></text:p>
        </text:list-item>
      </text:list>
      <text:p text:style-name="P2"/>
      <text:list xml:id="list373105224420020804" text:style-name="L2">
        <text:list-item>
          <text:p text:style-name="P27"><text:span text:style-name="T41">.</text:span><text:span text:style-name="T42">bed:</text:span></text:p>
          <text:p text:style-name="P40"><text:span text:style-name="T45">Το αρχείο </text:span><text:span text:style-name="T49">.</text:span><text:span text:style-name="T52">bed </text:span><text:span text:style-name="T57"><text:s/></text:span><text:span text:style-name="T45">περιέχει όλη τη γενετική πληροφορία του χρωμοσώματος που είναι κωδικοποιημένη στη δεκαεξαδική μορφή. <text:s/></text:span><text:span text:style-name="T44">Περισσότερα μπορείτε να βρείτε στ</text:span><text:span text:style-name="T45">ις</text:span><text:span text:style-name="T44"> σελίδ</text:span><text:span text:style-name="T45">ες </text:span><text:a xlink:type="simple" xlink:href="https://www.cog-genomics.org/plink2/formats#bed" text:style-name="Internet_20_link" text:visited-style-name="Visited_20_Internet_20_Link"><text:span text:style-name="T62">https://www.cog-genomics.org/plink2/formats#bed</text:span></text:a><text:span text:style-name="T45"> και </text:span><text:a xlink:type="simple" xlink:href="https://genome.ucsc.edu/FAQ/FAQformat#format1" text:style-name="Internet_20_link" text:visited-style-name="Visited_20_Internet_20_Link"><text:span text:style-name="T62">https://genome.ucsc.edu/FAQ/FAQformat#format1</text:span></text:a></text:p>
        </text:list-item>
      </text:list>
      <text:p text:style-name="P3"/>
      <text:p text:style-name="P3"/>
      <text:p text:style-name="P16"><text:span text:style-name="T33">Π</text:span><text:span text:style-name="T32">ληροφορία για τους φενότυπους αντλούμε απο το αρχείο </text:span><text:span text:style-name="T37">phenotype_euro_edit.txt </text:span><text:span text:style-name="T35">το οποίο έχει ασθενείς από την ευρώπη</text:span><text:span text:style-name="T37">. </text:span><text:span text:style-name="T35">Περιέχει 4980 ασθενείς από τους οποίους οι 1018 έχουν </text:span><text:span text:style-name="T38">case = 1 </text:span><text:span text:style-name="T35">και οι υπόλοιποι </text:span><text:span text:style-name="T36">3962 έχουν </text:span><text:span text:style-name="T39">control = 0.</text:span><text:span text:style-name="T37"> <text:s/></text:span><text:span text:style-name="T32">Αυτό το αρχείο έχει την εξής μορφή: </text:span></text:p>
      <text:list xml:id="list8868894033432071364" text:style-name="L3">
        <text:list-item>
          <text:p text:style-name="P28"><text:span text:style-name="T32">στη πρώτη στήλη εχει το </text:span><text:span text:style-name="T37">eid </text:span><text:span text:style-name="T32">που είναι το </text:span><text:span text:style-name="T40">id </text:span><text:span text:style-name="T32">του ασθενή </text:span></text:p>
        </text:list-item>
        <text:list-item>
          <text:p text:style-name="P28"><text:span text:style-name="T32">στη δεύτερη στήλη έχει το φύλλο του ασθενή </text:span><text:span text:style-name="T40">(0 = </text:span><text:span text:style-name="T34">γυναίκα, 1 = άντρας)</text:span></text:p>
        </text:list-item>
        <text:list-item>
          <text:p text:style-name="P31">στη τρίτη στήλη έχει το έτος που γεννήθηκε </text:p>
        </text:list-item>
        <text:list-item>
          <text:p text:style-name="P28"><text:span text:style-name="T32">και στη τριτη στηλη έχει το φενότυπο (0 = </text:span><text:span text:style-name="T40">control, 1 = case)</text:span></text:p>
          <text:p text:style-name="P36"/>
        </text:list-item>
      </text:list>
      <text:p text:style-name="P1"><text:span text:style-name="T46">Για να κάνουμε την επεξεργασία των αρχείων .</text:span><text:span text:style-name="T53">bed, .fam </text:span><text:span text:style-name="T46">και </text:span><text:span text:style-name="T50">.</text:span><text:span text:style-name="T53">bim, </text:span><text:span text:style-name="T46">θα χρησιμοποιήσουμε το πρόγραμμα </text:span><text:span text:style-name="T53">plink. </text:span><text:span text:style-name="T47">Μπορείτε να το βρείτε εδώ: </text:span><text:a xlink:type="simple" xlink:href="https://www.cog-genomics.org/plink2" text:style-name="Internet_20_link" text:visited-style-name="Visited_20_Internet_20_Link"><text:span text:style-name="T67">https://www.cog-genomics.org/plink2</text:span></text:a><text:span text:style-name="T61"> 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3"><text:span text:style-name="T30">Αρχικά τρεξαμε την εντολή </text:span><text:span text:style-name="T31">plink --bfile chrΧ --allow-no-sex --out chrΧ --1 --pheno phenotype_edit.txt --assoc </text:span></text:p>
      <text:p text:style-name="P7"/>
      <text:list xml:id="list3921065391413560637" text:style-name="L4">
        <text:list-item>
          <text:p text:style-name="P37"><text:span text:style-name="T21">--bfile chrΧ </text:span><text:span text:style-name="T17">με αυτη την εντολη διαλεγεις ποιο χρωμόσωμα θες να επεξεργαστείς </text:span></text:p>
        </text:list-item>
        <text:list-item>
          <text:p text:style-name="P37"><text:span text:style-name="T21">--allow-no-sex </text:span><text:span text:style-name="T17">αυτη την επιλογή την βάζουμε για να μην λάβει υπόψην το φύλλο</text:span></text:p>
        </text:list-item>
        <text:list-item>
          <text:p text:style-name="P37"><text:span text:style-name="T22">--out chrΧ </text:span><text:span text:style-name="T17">σε ποιο αρχείο θα αποθηκευτούν τα δεδομένα της επεξεργασίας</text:span></text:p>
        </text:list-item>
        <text:list-item>
          <text:p text:style-name="P37"><text:span text:style-name="T22">--1 </text:span><text:span text:style-name="T17">επειδή οι φενότυποι που έχουμε ειναι κωδικοποιημένοι σε 0 και 1 βάζουμε αυτην την παράμετρο για να την καταλαβει τη </text:span><text:span text:style-name="T4">plink</text:span></text:p>
        </text:list-item>
        <text:list-item>
          <text:p text:style-name="P38"><text:span text:style-name="T22">--pheno phenotype_edit.txt </text:span><text:span text:style-name="T18">το αρχείο όπου διαβάσει το φενότυπο. Προσοχή πρεπει να ειναι της μορφής </text:span><text:span text:style-name="T5">(</text:span><text:span text:style-name="T11">FID, IID , CASE/CONTROL) </text:span><text:span text:style-name="T19">όπου στη περίπτωση μας το <text:s/></text:span><text:span text:style-name="T11">FID </text:span><text:span text:style-name="T19">είναι ίδιο με το</text:span><text:span text:style-name="T11"> IID.</text:span></text:p>
        </text:list-item>
        <text:list-item>
          <text:p text:style-name="P38"><text:span text:style-name="T23">--assoc </text:span><text:span text:style-name="T19">είναι ο τύπος του πειράματος που τρέχουμε </text:span></text:p>
        </text:list-item>
      </text:list>
      <text:p text:style-name="P4"/>
      <text:p text:style-name="P12"><text:span text:style-name="T16">Το </text:span><text:span text:style-name="T10">assoc </text:span><text:span text:style-name="T16">αρχείο είναι της μορφής</text:span><text:span text:style-name="T6">:</text:span></text:p>
      <text:p text:style-name="P9"/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21">CHR</text:p>
          </table:table-cell>
          <table:table-cell table:style-name="Πίνακας1.B1" office:value-type="string">
            <text:p text:style-name="P21">Chromosome code</text:p>
          </table:table-cell>
        </table:table-row>
        <table:table-row>
          <table:table-cell table:style-name="Πίνακας1.A2" office:value-type="string">
            <text:p text:style-name="P21">SNP</text:p>
          </table:table-cell>
          <table:table-cell table:style-name="Πίνακας1.B2" office:value-type="string">
            <text:p text:style-name="P21">Variant identifier</text:p>
          </table:table-cell>
        </table:table-row>
        <table:table-row>
          <table:table-cell table:style-name="Πίνακας1.A2" office:value-type="string">
            <text:p text:style-name="P21">BP</text:p>
          </table:table-cell>
          <table:table-cell table:style-name="Πίνακας1.B2" office:value-type="string">
            <text:p text:style-name="P21">Base-pair coordinate</text:p>
          </table:table-cell>
        </table:table-row>
        <table:table-row>
          <table:table-cell table:style-name="Πίνακας1.A2" office:value-type="string">
            <text:p text:style-name="P21">A1</text:p>
          </table:table-cell>
          <table:table-cell table:style-name="Πίνακας1.B2" office:value-type="string">
            <text:p text:style-name="P21">Allele 1 (usually minor)</text:p>
          </table:table-cell>
        </table:table-row>
        <table:table-row>
          <table:table-cell table:style-name="Πίνακας1.A2" office:value-type="string">
            <text:p text:style-name="P21">F_A</text:p>
          </table:table-cell>
          <table:table-cell table:style-name="Πίνακας1.B2" office:value-type="string">
            <text:p text:style-name="P21">Allele 1 frequency among cases</text:p>
          </table:table-cell>
        </table:table-row>
        <table:table-row>
          <table:table-cell table:style-name="Πίνακας1.A2" office:value-type="string">
            <text:p text:style-name="P21">F_U</text:p>
          </table:table-cell>
          <table:table-cell table:style-name="Πίνακας1.B2" office:value-type="string">
            <text:p text:style-name="P21">Allele 1 frequency among controls</text:p>
          </table:table-cell>
        </table:table-row>
        <table:table-row>
          <table:table-cell table:style-name="Πίνακας1.A2" office:value-type="string">
            <text:p text:style-name="P21">A2</text:p>
          </table:table-cell>
          <table:table-cell table:style-name="Πίνακας1.B2" office:value-type="string">
            <text:p text:style-name="P21">Allele 2</text:p>
          </table:table-cell>
        </table:table-row>
        <table:table-row>
          <table:table-cell table:style-name="Πίνακας1.A2" office:value-type="string">
            <text:p text:style-name="P22">CHISQ</text:p>
          </table:table-cell>
          <table:table-cell table:style-name="Πίνακας1.B2" office:value-type="string">
            <text:p text:style-name="P21">Allelic test chi-square statistic.<text:span text:style-name="T63">Not present with 'fisher'/'fisher-midp' modifier.</text:span></text:p>
          </table:table-cell>
        </table:table-row>
        <table:table-row>
          <table:table-cell table:style-name="Πίνακας1.A2" office:value-type="string">
            <text:p text:style-name="P21">P</text:p>
          </table:table-cell>
          <table:table-cell table:style-name="Πίνακας1.B2" office:value-type="string">
            <text:p text:style-name="P21">Allelic test p-value</text:p>
          </table:table-cell>
        </table:table-row>
        <table:table-row>
          <table:table-cell table:style-name="Πίνακας1.A2" office:value-type="string">
            <text:p text:style-name="P21">OR</text:p>
          </table:table-cell>
          <table:table-cell table:style-name="Πίνακας1.B2" office:value-type="string">
            <text:p text:style-name="P21">odds(allele 1 | case) / odds(allele 1 | control)</text:p>
          </table:table-cell>
        </table:table-row>
      </table:table>
      <text:p text:style-name="P32"/>
      <text:p text:style-name="P18"><text:span text:style-name="T48">Περισσότερα για το </text:span><text:span text:style-name="T54">assoc</text:span><text:span text:style-name="T58"> </text:span><text:span text:style-name="T48">μπορείτε να βρείτε εδώ:</text:span><text:a xlink:type="simple" xlink:href="https://www.cog-genomics.org/plink/1.9/formats#assoc" text:style-name="Internet_20_link" text:visited-style-name="Visited_20_Internet_20_Link">https://www.cog-genomics.org/plink/1.9/formats#assoc</text:a></text:p>
      <text:p text:style-name="P9"/>
      <text:p text:style-name="P8"><text:span text:style-name="T25">Επίσης τρέξαμε την εντολή </text:span><text:span text:style-name="T10">plink --recode lgen --out chrΧ --keep-fam patient.txt --bfile chr</text:span><text:span text:style-name="T64">Χ</text:span><text:span text:style-name="T10"> --1 --allow-no-sex --extract </text:span><text:span text:style-name="T64">chrΧsnpList.txt </text:span><text:span text:style-name="T25">για να πάρουμε τα </text:span><text:span text:style-name="T10">snps </text:span><text:span text:style-name="T25">του κάθε ασθενή με τα </text:span><text:span text:style-name="T10">alleles </text:span><text:span text:style-name="T25">τους για το κάθε χρωμόσωμα.</text:span></text:p>
      <text:list xml:id="list135116862443569" text:continue-numbering="true" text:style-name="L4">
        <text:list-item>
          <text:p text:style-name="P39"><text:span text:style-name="T21">--bfile chrΧ </text:span><text:span text:style-name="T17">με αυτη την εντολη διαλεγεις ποιο χρωμόσωμα θες να επεξεργαστείς </text:span></text:p>
        </text:list-item>
        <text:list-item>
          <text:p text:style-name="P39"><text:span text:style-name="T21">--allow-no-sex </text:span><text:span text:style-name="T17">αυτη την επιλογή την βάζουμε για να μην λάβει υπόψην το φύλλο</text:span></text:p>
        </text:list-item>
        <text:list-item>
          <text:p text:style-name="P39"><text:span text:style-name="T22">--out chrΧ </text:span><text:span text:style-name="T17">σε ποιο αρχείο θα αποθηκευτούν τα δεδομένα της επεξεργασίας</text:span></text:p>
        </text:list-item>
        <text:list-item>
          <text:p text:style-name="P39"><text:span text:style-name="T22">--1 </text:span><text:span text:style-name="T17">επειδή οι φενότυποι που έχουμε ειναι κωδικοποιημένοι σε 0 και 1 βάζουμε αυτην την παράμετρο για να την καταλαβει τη </text:span><text:span text:style-name="T4">plink</text:span></text:p>
        </text:list-item>
        <text:list-item>
          <text:p text:style-name="P34"><text:span text:style-name="T12">--recode lgen</text:span><text:span text:style-name="T26"> </text:span><text:span text:style-name="T27">είναι η παραμέτρος </text:span><text:span text:style-name="T28">για να εξάγουμε το αρχείο που θα έχει τους ασθενεις με τα </text:span><text:span text:style-name="T7">snps </text:span><text:span text:style-name="T28">και τα </text:span><text:span text:style-name="T7">alleles </text:span><text:span text:style-name="T28">τους για το χρωμόσωμαΧ</text:span></text:p>
        </text:list-item>
        <text:list-item>
          <text:p text:style-name="P35"><text:span text:style-name="T13">--keep-fam patient.txt </text:span><text:span text:style-name="T29">με αυτην την παράμετρο εξετάζουμε τους ασθενείς που βρίσκονται στο αρχειο <text:s/></text:span><text:span text:style-name="T13">patient.txt</text:span></text:p>
        </text:list-item>
        <text:list-item>
          <text:p text:style-name="P35"><text:span text:style-name="T13">--extract chrΧsnpList.txt </text:span><text:span text:style-name="T29">με αυτην τη παράμετρο εξετάζουμε τα </text:span><text:span text:style-name="T8">snps </text:span><text:span text:style-name="T29">που βρίσκονται στο αρχείο <text:s/></text:span><text:span text:style-name="T13">chrΧsnpList.txt</text:span></text:p>
        </text:list-item>
      </text:list>
      <text:p text:style-name="P11"/>
      <text:p text:style-name="P6"><text:soft-page-break/><text:span text:style-name="T65">Α</text:span><text:span text:style-name="T64">πό αυτήν την εντολή παράγεται ένα αρχείο </text:span><text:span text:style-name="T24">.</text:span><text:span text:style-name="T3">lgen </text:span><text:span text:style-name="T64">το οποίο </text:span><text:span text:style-name="T66">είναι της μορφής:</text:span></text:p>
      <text:p text:style-name="P33"/>
      <text:list xml:id="list4117234578361716414" text:style-name="L5">
        <text:list-item>
          <text:p text:style-name="P41">Family ID</text:p>
        </text:list-item>
        <text:list-item>
          <text:p text:style-name="P42">Within-family ID</text:p>
        </text:list-item>
        <text:list-item>
          <text:p text:style-name="P42">Variant identifier</text:p>
        </text:list-item>
        <text:list-item>
          <text:p text:style-name="P42">Allele 1 </text:p>
        </text:list-item>
        <text:list-item>
          <text:p text:style-name="P43"><text:span text:style-name="T85">Allele </text:span><text:span text:style-name="T86">2</text:span></text:p>
        </text:list-item>
      </text:list>
      <text:p text:style-name="P19"><text:span text:style-name="T48">Περισσότερα για το </text:span><text:span text:style-name="T55">lgen</text:span><text:span text:style-name="T58"> </text:span><text:span text:style-name="T48">μπορείτε να βρείτε εδώ:</text:span><text:span text:style-name="T88"> </text:span><text:a xlink:type="simple" xlink:href="https://www.cog-genomics.org/plink/1.9/formats#lgen" text:style-name="Internet_20_link" text:visited-style-name="Visited_20_Internet_20_Link"><text:span text:style-name="T89">https://www.cog-genomics.org/plink/1.9/formats#lgen</text:span></text:a></text:p>
      <text:p text:style-name="P33"/>
      <text:p text:style-name="P20"><text:span text:style-name="T79">Τ</text:span><text:span text:style-name="T80">ο </text:span><text:span text:style-name="T78">snp </text:span><text:span text:style-name="T80">κάθε ασθένη παίρνει τον κωδικό 0 αν το </text:span><text:span text:style-name="T78">allele1 </text:span><text:span text:style-name="T83">και </text:span><text:span text:style-name="T80">το </text:span><text:span text:style-name="T78">allele2 </text:span><text:span text:style-name="T80">απο το </text:span><text:span text:style-name="T78">lgen </text:span><text:span text:style-name="T80">αρχείο είναι διαφορετικο από το </text:span><text:span text:style-name="T78">allele1(A1) </text:span><text:span text:style-name="T80">του </text:span><text:span text:style-name="T78">assoc </text:span><text:span text:style-name="T80">αρχείου, <text:s/>παίρνει τον κωδικό 1 αν <text:s/></text:span><text:span text:style-name="T83">μόνο</text:span><text:span text:style-name="T84"> </text:span><text:span text:style-name="T80">ένα από τα </text:span><text:span text:style-name="T78">allele1 </text:span><text:span text:style-name="T80">και </text:span><text:span text:style-name="T78">allele2 </text:span><text:span text:style-name="T80">απο το </text:span><text:span text:style-name="T78">lgen </text:span><text:span text:style-name="T80">αρχείο είναι ίδια με το </text:span><text:span text:style-name="T78">allele1(A1) </text:span><text:span text:style-name="T80">του </text:span><text:span text:style-name="T78">assoc </text:span><text:span text:style-name="T80">αρχείου και τέλος <text:s/>παίρνει τον κωδικό 2 αν το </text:span><text:span text:style-name="T78">allele1 </text:span><text:span text:style-name="T83">και</text:span><text:span text:style-name="T80"> το </text:span><text:span text:style-name="T78">allele2 </text:span><text:span text:style-name="T80">απο το </text:span><text:span text:style-name="T78">lgen </text:span><text:span text:style-name="T80">αρχείο είναι ίδια με το </text:span><text:span text:style-name="T78">allele1(A1) </text:span><text:span text:style-name="T80">του </text:span><text:span text:style-name="T78">assoc </text:span><text:span text:style-name="T80">αρχείου. </text:span><text:span text:style-name="T81">Τον τρόπο για να τα κωδικοποιήσουμε έτσι το βρήκαμε στο παρακάτω αρχείο: </text:span><text:a xlink:type="simple" xlink:href="http://www.diva-portal.org/smash/get/diva2:845171/FULLTEXT01.pdf" text:style-name="Internet_20_link" text:visited-style-name="Visited_20_Internet_20_Link">http://www.diva-portal.org/smash/get/diva2:845171/FULLTEXT01.pdf</text:a><text:span text:style-name="T87"> </text:span><text:span text:style-name="T82">στο κεφάλαιο 3.1 .</text:span></text:p>
      <text:p text:style-name="P10"/>
      <text:p text:style-name="P10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9:54:17.212000000</meta:creation-date>
    <dc:date>2017-05-30T13:51:06.302000000</dc:date>
    <meta:editing-duration>PT6H30M35S</meta:editing-duration>
    <meta:editing-cycles>22</meta:editing-cycles>
    <meta:generator>LibreOffice/5.1.1.3$Windows_x86 LibreOffice_project/89f508ef3ecebd2cfb8e1def0f0ba9a803b88a6d</meta:generator>
    <meta:document-statistic meta:table-count="1" meta:image-count="0" meta:object-count="0" meta:page-count="3" meta:paragraph-count="61" meta:word-count="832" meta:character-count="4993" meta:non-whitespace-character-count="4257"/>
  </office:meta>
</office:document-meta>
</file>